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eatures" style:family="table">
      <style:table-properties style:width="17cm" table:align="margins"/>
    </style:style>
    <style:style style:name="Features.A" style:family="table-column">
      <style:table-column-properties style:column-width="4.251cm" style:rel-column-width="16384*"/>
    </style:style>
    <style:style style:name="Features.D" style:family="table-column">
      <style:table-column-properties style:column-width="4.249cm" style:rel-column-width="16383*"/>
    </style:style>
    <style:style style:name="Features.A1" style:family="table-cell">
      <style:table-cell-properties fo:padding="0cm" fo:border="none" style:writing-mode="page"/>
    </style:style>
    <style:style style:name="Features.5" style:family="table-row">
      <style:table-row-properties style:min-row-height="0.587cm"/>
    </style:style>
    <style:style style:name="P1" style:family="paragraph" style:parent-style-name="Standard">
      <style:text-properties fo:language="en" fo:country="US" officeooo:rsid="00065cba" officeooo:paragraph-rsid="00065cba"/>
    </style:style>
    <style:style style:name="P2" style:family="paragraph" style:parent-style-name="Standard">
      <style:text-properties fo:language="en" fo:country="US" officeooo:rsid="00065cba" officeooo:paragraph-rsid="00202dbf"/>
    </style:style>
    <style:style style:name="P3" style:family="paragraph" style:parent-style-name="Standard">
      <style:text-properties fo:language="en" fo:country="US" officeooo:rsid="0007ac3f" officeooo:paragraph-rsid="0007ac3f"/>
    </style:style>
    <style:style style:name="P4" style:family="paragraph" style:parent-style-name="Standard">
      <style:text-properties fo:language="en" fo:country="US" officeooo:rsid="000c97ee" officeooo:paragraph-rsid="000b3c01"/>
    </style:style>
    <style:style style:name="P5" style:family="paragraph" style:parent-style-name="Standard">
      <style:text-properties fo:language="en" fo:country="US" officeooo:rsid="000c97ee" officeooo:paragraph-rsid="000c97ee"/>
    </style:style>
    <style:style style:name="P6" style:family="paragraph" style:parent-style-name="Standard">
      <style:text-properties fo:language="en" fo:country="US" fo:font-weight="bold" officeooo:rsid="000c97ee" officeooo:paragraph-rsid="000c97ee" style:font-weight-asian="bold" style:font-weight-complex="bold"/>
    </style:style>
    <style:style style:name="P7" style:family="paragraph" style:parent-style-name="Standard">
      <style:text-properties fo:language="en" fo:country="US" fo:font-weight="bold" officeooo:rsid="000c97ee" officeooo:paragraph-rsid="000c9e74" style:font-weight-asian="bold" style:font-weight-complex="bold"/>
    </style:style>
    <style:style style:name="P8" style:family="paragraph" style:parent-style-name="Standard">
      <style:text-properties fo:language="en" fo:country="US" fo:font-weight="bold" officeooo:rsid="000ff8a8" officeooo:paragraph-rsid="000ff8a8" style:font-weight-asian="bold" style:font-weight-complex="bold"/>
    </style:style>
    <style:style style:name="P9" style:family="paragraph" style:parent-style-name="Standard">
      <style:text-properties fo:language="en" fo:country="US" fo:font-weight="bold" officeooo:rsid="00065cba" officeooo:paragraph-rsid="00065cba" style:font-weight-asian="bold" style:font-weight-complex="bold"/>
    </style:style>
    <style:style style:name="P10" style:family="paragraph" style:parent-style-name="Standard">
      <style:text-properties fo:language="en" fo:country="US" fo:font-weight="bold" officeooo:rsid="001607d1" officeooo:paragraph-rsid="001607d1" style:font-weight-asian="bold" style:font-weight-complex="bold"/>
    </style:style>
    <style:style style:name="P11" style:family="paragraph" style:parent-style-name="Standard">
      <style:text-properties fo:language="en" fo:country="US" fo:font-weight="bold" officeooo:rsid="001b7dd3" officeooo:paragraph-rsid="001b7dd3" style:font-weight-asian="bold" style:font-weight-complex="bold"/>
    </style:style>
    <style:style style:name="P12" style:family="paragraph" style:parent-style-name="Standard">
      <style:text-properties fo:language="en" fo:country="US" officeooo:rsid="000c9e74" officeooo:paragraph-rsid="000cb93c"/>
    </style:style>
    <style:style style:name="P13" style:family="paragraph" style:parent-style-name="Standard">
      <style:text-properties fo:language="en" fo:country="US" officeooo:rsid="000e8d24" officeooo:paragraph-rsid="000e8d24"/>
    </style:style>
    <style:style style:name="P14" style:family="paragraph" style:parent-style-name="Standard">
      <style:text-properties fo:language="en" fo:country="US" officeooo:rsid="000ff8a8" officeooo:paragraph-rsid="000ff8a8"/>
    </style:style>
    <style:style style:name="P15" style:family="paragraph" style:parent-style-name="Standard">
      <style:text-properties fo:language="en" fo:country="US" officeooo:rsid="001607d1" officeooo:paragraph-rsid="001607d1"/>
    </style:style>
    <style:style style:name="P16" style:family="paragraph" style:parent-style-name="Table_20_Contents">
      <style:text-properties fo:language="en" fo:country="US" officeooo:rsid="001607d1" officeooo:paragraph-rsid="001607d1"/>
    </style:style>
    <style:style style:name="P17" style:family="paragraph" style:parent-style-name="Standard">
      <style:text-properties fo:language="en" fo:country="US" officeooo:rsid="001b7dd3" officeooo:paragraph-rsid="001b7dd3"/>
    </style:style>
    <style:style style:name="P18" style:family="paragraph" style:parent-style-name="Table_20_Contents">
      <style:text-properties fo:language="en" fo:country="US" officeooo:rsid="001b7dd3" officeooo:paragraph-rsid="001b7dd3"/>
    </style:style>
    <style:style style:name="P19" style:family="paragraph" style:parent-style-name="Standard">
      <style:text-properties fo:language="en" fo:country="US" officeooo:rsid="001be7e5" officeooo:paragraph-rsid="001be7e5"/>
    </style:style>
    <style:style style:name="P20" style:family="paragraph" style:parent-style-name="Table_20_Contents">
      <style:text-properties fo:language="en" fo:country="US" officeooo:rsid="0011dd32" officeooo:paragraph-rsid="0011dd32"/>
    </style:style>
    <style:style style:name="P21" style:family="paragraph" style:parent-style-name="Table_20_Contents">
      <style:text-properties fo:language="en" fo:country="US"/>
    </style:style>
    <style:style style:name="P22" style:family="paragraph" style:parent-style-name="Table_20_Contents">
      <style:text-properties fo:language="en" fo:country="US" officeooo:rsid="001659c2" officeooo:paragraph-rsid="001659c2"/>
    </style:style>
    <style:style style:name="P23" style:family="paragraph" style:parent-style-name="Table_20_Contents">
      <style:text-properties fo:language="en" fo:country="US" officeooo:rsid="001685c7" officeooo:paragraph-rsid="001685c7"/>
    </style:style>
    <style:style style:name="P24" style:family="paragraph" style:parent-style-name="Table_20_Contents">
      <style:text-properties fo:language="en" fo:country="US" officeooo:rsid="00171acf" officeooo:paragraph-rsid="00171acf"/>
    </style:style>
    <style:style style:name="P25" style:family="paragraph" style:parent-style-name="Table_20_Contents">
      <style:text-properties fo:language="en" fo:country="US" officeooo:paragraph-rsid="0019121f"/>
    </style:style>
    <style:style style:name="P26" style:family="paragraph" style:parent-style-name="Table_20_Contents">
      <style:text-properties fo:language="en" fo:country="US" officeooo:rsid="001ad403" officeooo:paragraph-rsid="001ad403"/>
    </style:style>
    <style:style style:name="P27" style:family="paragraph" style:parent-style-name="Table_20_Contents">
      <style:text-properties fo:language="en" fo:country="US" officeooo:rsid="0019121f" officeooo:paragraph-rsid="0019121f"/>
    </style:style>
    <style:style style:name="P28" style:family="paragraph" style:parent-style-name="Standard">
      <style:text-properties fo:language="en" fo:country="US" officeooo:rsid="0009d2c6" officeooo:paragraph-rsid="0009d2c6"/>
    </style:style>
    <style:style style:name="P29" style:family="paragraph" style:parent-style-name="Standard">
      <style:text-properties fo:language="en" fo:country="US" officeooo:rsid="00202dbf" officeooo:paragraph-rsid="00202dbf"/>
    </style:style>
    <style:style style:name="P30" style:family="paragraph" style:parent-style-name="Standard">
      <style:text-properties fo:language="en" fo:country="US" officeooo:rsid="00237b26" officeooo:paragraph-rsid="00237b26"/>
    </style:style>
    <style:style style:name="P31" style:family="paragraph" style:parent-style-name="Standard">
      <style:text-properties fo:language="en" fo:country="US" officeooo:rsid="00202dbf" officeooo:paragraph-rsid="00202dbf"/>
    </style:style>
    <style:style style:name="P32" style:family="paragraph" style:parent-style-name="Standard">
      <style:text-properties fo:language="en" fo:country="US" officeooo:rsid="000b3c01" officeooo:paragraph-rsid="000b3c01"/>
    </style:style>
    <style:style style:name="P33" style:family="paragraph" style:parent-style-name="Standard">
      <style:text-properties fo:language="en" fo:country="US" officeooo:rsid="0024607f" officeooo:paragraph-rsid="0024607f"/>
    </style:style>
    <style:style style:name="T1" style:family="text">
      <style:text-properties officeooo:rsid="000b59db"/>
    </style:style>
    <style:style style:name="T2" style:family="text">
      <style:text-properties officeooo:rsid="000c97ee"/>
    </style:style>
    <style:style style:name="T3" style:family="text">
      <style:text-properties officeooo:rsid="000d27e7"/>
    </style:style>
    <style:style style:name="T4" style:family="text">
      <style:text-properties officeooo:rsid="000e8d24"/>
    </style:style>
    <style:style style:name="T5" style:family="text">
      <style:text-properties officeooo:rsid="000ff8a8"/>
    </style:style>
    <style:style style:name="T6" style:family="text">
      <style:text-properties officeooo:rsid="0011dd32"/>
    </style:style>
    <style:style style:name="T7" style:family="text">
      <style:text-properties officeooo:rsid="0019121f"/>
    </style:style>
    <style:style style:name="T8" style:family="text">
      <style:text-properties officeooo:rsid="001b7dd3"/>
    </style:style>
    <style:style style:name="T9" style:family="text">
      <style:text-properties officeooo:rsid="001be7e5"/>
    </style:style>
    <style:style style:name="T10" style:family="text">
      <style:text-properties officeooo:rsid="001cdae4"/>
    </style:style>
    <style:style style:name="T11" style:family="text">
      <style:text-properties officeooo:rsid="001fa224"/>
    </style:style>
    <style:style style:name="T12" style:family="text">
      <style:text-properties officeooo:rsid="00202dbf"/>
    </style:style>
    <style:style style:name="T13" style:family="text">
      <style:text-properties officeooo:rsid="00237b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hy is this program write?</text:p>
      <text:p text:style-name="P3">This is a game made for entertainment for the Christmas season 2021</text:p>
      <text:p text:style-name="P3">Made for fun to get som retrospect of the <text:span text:style-name="T4">Norwegian</text:span> <text:span text:style-name="T10">M</text:span>juaffaspilet on modern systems and operating systems.</text:p>
      <text:p text:style-name="P1"/>
      <text:p text:style-name="P1">What are the <text:span text:style-name="T2">pc requirements</text:span>?</text:p>
      <text:p text:style-name="P1">Cpu: Intel core m5</text:p>
      <text:p text:style-name="P1">Ram: 8gb <text:span text:style-name="T5">recommended</text:span></text:p>
      <text:p text:style-name="P2">Gpu <text:span text:style-name="T12">Minimum:</text:span> <text:span text:style-name="T5">I</text:span>ntel <text:span text:style-name="T12">HD</text:span> 520 / <text:span text:style-name="T12">I</text:span><text:span text:style-name="T5">ntegrated graphics. </text:span></text:p>
      <text:p text:style-name="P29">Gpu Recommended: Dedicated GPU similar to NVIDIA GT 730M or AMD R7 M460 +</text:p>
      <text:p text:style-name="P28">OS: Win 10 <text:span text:style-name="T5">or 11</text:span> and Ubuntu 20.04 +</text:p>
      <text:p text:style-name="P29">Working sound card.</text:p>
      <text:p text:style-name="P32">APIS: Vulkan support. .<text:span text:style-name="T1">net 4 / </text:span><text:span text:style-name="T3">mono</text:span></text:p>
      <text:p text:style-name="P33">Widescreen monitor. 720p+</text:p>
      <text:p text:style-name="P4"/>
      <text:p text:style-name="P5">Macintosh is going to be ignored.</text:p>
      <text:p text:style-name="P5"/>
      <text:p text:style-name="P8">Why these system specifications?</text:p>
      <text:p text:style-name="P14">This is the hardware the developer has access to at the lower end to in practis make sure the game runs on set system requirements.</text:p>
      <text:p text:style-name="P5"/>
      <text:p text:style-name="P6">Why not using DX?</text:p>
      <text:p text:style-name="P5">Because it going to be used on Linux and windows. Linux don't not have <text:span text:style-name="T4">D</text:span>irextX which means <text:span text:style-name="T4">V</text:span>ulkan or <text:span text:style-name="T4">O</text:span>pengl must be used on this platform. Because i want it to be so similar as possible on windows and Linux is <text:span text:style-name="T4">V</text:span>ulkan being used on both platforms.</text:p>
      <text:p text:style-name="P5"/>
      <text:p text:style-name="P7">Why not using <text:span text:style-name="T4">O</text:span>pengl?</text:p>
      <text:p text:style-name="P12">Vulkan is a newer API with better performance on newer hardware. <text:span text:style-name="T4">Vulkan is closer to metal and better support for multi core performance which leads to better usage of modern hardware. Both better performance and energy effectively is benefits by using Vulkan over Opengl</text:span></text:p>
      <text:p text:style-name="P12"/>
      <text:p text:style-name="P13">Even if API like Opengl is wildly used by a lot of hardware and operating system can now Vulkan start to clam the same thing. Vulkan is now a good choose with hardware 2011/2012 onward wich this game is targeting.</text:p>
      <text:p text:style-name="P13"/>
      <text:p text:style-name="P8">Development team:</text:p>
      <text:p text:style-name="P14">Designer: Joachim Johnson</text:p>
      <text:p text:style-name="P14">Programmer: Joachim Johnson</text:p>
      <text:p text:style-name="P14">Documentation: Joachim Johnson</text:p>
      <text:p text:style-name="P14"/>
      <text:p text:style-name="P8">Where are the art taken from?</text:p>
      <text:p text:style-name="P14">The art is planed to be taken from <text:a xlink:type="simple" xlink:href="https://opengameart.org/" text:style-name="Internet_20_link" text:visited-style-name="Visited_20_Internet_20_Link">https://opengameart.org/</text:a> or similar sites. Some art are planed to be created for the game specify for this game using applications like gimp or blender for mor<text:span text:style-name="T13">e</text:span> fancy graphics.</text:p>
      <text:p text:style-name="P14"/>
      <text:p text:style-name="P30">Artist that's art is taken is should be written in the credits.</text:p>
      <text:p text:style-name="P14"/>
      <text:p text:style-name="P8">Why just unity?</text:p>
      <text:p text:style-name="P14">This is a program that's the develop previously know how to use and want to continue to develop their skills in. A future game might be to port it to unreal <text:span text:style-name="T10">in a later project to learn Unreal engine.</text:span></text:p>
      <text:p text:style-name="P14"/>
      <text:p text:style-name="P8">The plans for the game design:</text:p>
      <text:p text:style-name="P14"><text:soft-page-break/>Mjuaffaspillet is a big inspiration. A garage view with upgrades is planed and a scene with top down car driving view where you avoiding colliding with traffic while collecting power ups and some kind of coins or point on the way.</text:p>
      <text:p text:style-name="P14"/>
      <text:p text:style-name="P14"/>
      <table:table table:name="Features" table:style-name="Features">
        <table:table-column table:style-name="Features.A" table:number-columns-repeated="3"/>
        <table:table-column table:style-name="Features.D"/>
        <table:table-row table:style-name="TableLine94104083359472">
          <table:table-cell table:style-name="Features.A1" office:value-type="string">
            <text:p text:style-name="P20">Name</text:p>
          </table:table-cell>
          <table:table-cell table:style-name="Features.A1" office:value-type="string">
            <text:p text:style-name="P20">Description</text:p>
          </table:table-cell>
          <table:table-cell table:style-name="Features.A1" office:value-type="string">
            <text:p text:style-name="P20">Is it implemented as of now?</text:p>
          </table:table-cell>
          <table:table-cell table:style-name="Features.A1" office:value-type="string">
            <text:p text:style-name="P16">Importance. Lover is more important</text:p>
          </table:table-cell>
        </table:table-row>
        <table:table-row table:style-name="TableLine94104066038512">
          <table:table-cell table:style-name="Features.A1" office:value-type="string">
            <text:p text:style-name="P20">Garage view</text:p>
          </table:table-cell>
          <table:table-cell table:style-name="Features.A1" office:value-type="string">
            <text:p text:style-name="P20">A scene where you see you car and can go on a spin with it.</text:p>
          </table:table-cell>
          <table:table-cell table:style-name="Features.A1" office:value-type="string">
            <text:p text:style-name="P25"><text:s/><text:span text:style-name="T7">Somewhat implemented</text:span></text:p>
          </table:table-cell>
          <table:table-cell table:style-name="Features.A1" office:value-type="string">
            <text:p text:style-name="P16">1</text:p>
          </table:table-cell>
        </table:table-row>
        <table:table-row table:style-name="TableLine94104062696512">
          <table:table-cell table:style-name="Features.A1" office:value-type="string">
            <text:p text:style-name="P20">Road view</text:p>
          </table:table-cell>
          <table:table-cell table:style-name="Features.A1" office:value-type="string">
            <text:p text:style-name="P20">Here are you taking the car on a spin</text:p>
          </table:table-cell>
          <table:table-cell table:style-name="Features.A1" office:value-type="string">
            <text:p text:style-name="P27">Somewhat implemented</text:p>
          </table:table-cell>
          <table:table-cell table:style-name="Features.A1" office:value-type="string">
            <text:p text:style-name="P16">1</text:p>
          </table:table-cell>
        </table:table-row>
        <table:table-row table:style-name="TableLine94104062703808">
          <table:table-cell table:style-name="Features.A1" office:value-type="string">
            <text:p text:style-name="P20">The car can be upgraded to give it different characteristics</text:p>
          </table:table-cell>
          <table:table-cell table:style-name="Features.A1" office:value-type="string">
            <text:p text:style-name="P21"/>
          </table:table-cell>
          <table:table-cell table:style-name="Features.A1" office:value-type="string">
            <text:p text:style-name="P21"/>
          </table:table-cell>
          <table:table-cell table:style-name="Features.A1" office:value-type="string">
            <text:p text:style-name="P16">2</text:p>
          </table:table-cell>
        </table:table-row>
        <table:table-row table:style-name="Features.5">
          <table:table-cell table:style-name="Features.A1" office:value-type="string">
            <text:p text:style-name="P20">Gangsta music implemented</text:p>
          </table:table-cell>
          <table:table-cell table:style-name="Features.A1" office:value-type="string">
            <text:p text:style-name="P21"><text:s/><text:span text:style-name="T8">Load in music from the hood to give it a special feeling of the hoods</text:span></text:p>
          </table:table-cell>
          <table:table-cell table:style-name="Features.A1" office:value-type="string">
            <text:p text:style-name="P21"><text:s/><text:span text:style-name="T7">Musi</text:span><text:span text:style-name="T8">c</text:span><text:span text:style-name="T7"> loaded into project. Not used</text:span></text:p>
          </table:table-cell>
          <table:table-cell table:style-name="Features.A1" office:value-type="string">
            <text:p text:style-name="P16">1</text:p>
          </table:table-cell>
        </table:table-row>
        <table:table-row table:style-name="Features.5">
          <table:table-cell table:style-name="Features.A1" office:value-type="string">
            <text:p text:style-name="P20">Different power-up exist</text:p>
          </table:table-cell>
          <table:table-cell table:style-name="Features.A1" office:value-type="string">
            <text:p text:style-name="P21"><text:s/><text:span text:style-name="T8">Have different power ups similar to super Mario 2d scroller to temporary change characteristics of the car.</text:span></text:p>
          </table:table-cell>
          <table:table-cell table:style-name="Features.A1" office:value-type="string">
            <text:p text:style-name="P21"/>
          </table:table-cell>
          <table:table-cell table:style-name="Features.A1" office:value-type="string">
            <text:p text:style-name="P16">2</text:p>
          </table:table-cell>
        </table:table-row>
        <table:table-row table:style-name="Features.5">
          <table:table-cell table:style-name="Features.A1" office:value-type="string">
            <text:p text:style-name="P20">Meeting traffic exits on the road.</text:p>
          </table:table-cell>
          <table:table-cell table:style-name="Features.A1" office:value-type="string">
            <text:p text:style-name="P21"><text:s/><text:span text:style-name="T8">Have meeting traffic in the road view to make the game difficult.</text:span></text:p>
          </table:table-cell>
          <table:table-cell table:style-name="Features.A1" office:value-type="string">
            <text:p text:style-name="P21"/>
          </table:table-cell>
          <table:table-cell table:style-name="Features.A1" office:value-type="string">
            <text:p text:style-name="P16">1</text:p>
          </table:table-cell>
        </table:table-row>
        <table:table-row table:style-name="Features.5">
          <table:table-cell table:style-name="Features.A1" office:value-type="string">
            <text:p text:style-name="P20">Different kind of vehicle exit in traffic</text:p>
          </table:table-cell>
          <table:table-cell table:style-name="Features.A1" office:value-type="string">
            <text:p text:style-name="P18"><text:s/>Have different vehicles to make differences in the game. Should have different sizes and hit boxes. Truck vs cars vs motorcycles.</text:p>
          </table:table-cell>
          <table:table-cell table:style-name="Features.A1" office:value-type="string">
            <text:p text:style-name="P21"/>
          </table:table-cell>
          <table:table-cell table:style-name="Features.A1" office:value-type="string">
            <text:p text:style-name="P16">2</text:p>
          </table:table-cell>
        </table:table-row>
        <table:table-row table:style-name="Features.5">
          <table:table-cell table:style-name="Features.A1" office:value-type="string">
            <text:p text:style-name="P20">Different maps exist</text:p>
          </table:table-cell>
          <table:table-cell table:style-name="Features.A1" office:value-type="string">
            <text:p text:style-name="P21"><text:s/><text:span text:style-name="T8">Have different maps for the road view. And spawning in different vehicles at different frequencies.</text:span></text:p>
          </table:table-cell>
          <table:table-cell table:style-name="Features.A1" office:value-type="string">
            <text:p text:style-name="P21"/>
          </table:table-cell>
          <table:table-cell table:style-name="Features.A1" office:value-type="string">
            <text:p text:style-name="P16">3</text:p>
          </table:table-cell>
        </table:table-row>
        <table:table-row table:style-name="Features.5">
          <table:table-cell table:style-name="Features.A1" office:value-type="string">
            <text:p text:style-name="P16">Different languages support</text:p>
          </table:table-cell>
          <table:table-cell table:style-name="Features.A1" office:value-type="string">
            <text:p text:style-name="P18">Have support to load in different languages from files. Swedish and English to start with.</text:p>
          </table:table-cell>
          <table:table-cell table:style-name="Features.A1" office:value-type="string">
            <text:p text:style-name="P21"/>
          </table:table-cell>
          <table:table-cell table:style-name="Features.A1" office:value-type="string">
            <text:p text:style-name="P16">4</text:p>
          </table:table-cell>
        </table:table-row>
        <table:table-row table:style-name="Features.5">
          <table:table-cell table:style-name="Features.A1" office:value-type="string">
            <text:p text:style-name="P22">Local scoreboard</text:p>
          </table:table-cell>
          <table:table-cell table:style-name="Features.A1" office:value-type="string">
            <text:p text:style-name="P21"><text:s/><text:span text:style-name="T8">Have a local scoreboard to compare to different players.</text:span></text:p>
          </table:table-cell>
          <table:table-cell table:style-name="Features.A1" office:value-type="string">
            <text:p text:style-name="P21"/>
          </table:table-cell>
          <table:table-cell table:style-name="Features.A1" office:value-type="string">
            <text:p text:style-name="P22">4</text:p>
          </table:table-cell>
        </table:table-row>
        <table:table-row table:style-name="Features.5">
          <table:table-cell table:style-name="Features.A1" office:value-type="string">
            <text:p text:style-name="P23">Save game state</text:p>
          </table:table-cell>
          <table:table-cell table:style-name="Features.A1" office:value-type="string">
            <text:p text:style-name="P21"><text:s/><text:span text:style-name="T8">Save the current score and could pick up the last game. As</text:span><text:span text:style-name="T11"> </text:span><text:span text:style-name="T8">long as you not lost the game.</text:span></text:p>
          </table:table-cell>
          <table:table-cell table:style-name="Features.A1" office:value-type="string">
            <text:p text:style-name="P21"/>
          </table:table-cell>
          <table:table-cell table:style-name="Features.A1" office:value-type="string">
            <text:p text:style-name="P23">3</text:p>
          </table:table-cell>
        </table:table-row>
        <table:table-row table:style-name="Features.5">
          <table:table-cell table:style-name="Features.A1" office:value-type="string">
            <text:p text:style-name="P18">Have different players or choose player name.</text:p>
          </table:table-cell>
          <table:table-cell table:style-name="Features.A1" office:value-type="string">
            <text:p text:style-name="P21"/>
          </table:table-cell>
          <table:table-cell table:style-name="Features.A1" office:value-type="string">
            <text:p text:style-name="P21"/>
          </table:table-cell>
          <table:table-cell table:style-name="Features.A1" office:value-type="string">
            <text:p text:style-name="P18">1</text:p>
          </table:table-cell>
        </table:table-row>
        <table:table-row table:style-name="Features.5">
          <table:table-cell table:style-name="Features.A1" office:value-type="string">
            <text:p text:style-name="P24">Implement nice shadows on road.</text:p>
          </table:table-cell>
          <table:table-cell table:style-name="Features.A1" office:value-type="string">
            <text:p text:style-name="P21"><text:s/><text:span text:style-name="T8">To make it more pretty to look at.</text:span></text:p>
          </table:table-cell>
          <table:table-cell table:style-name="Features.A1" office:value-type="string">
            <text:p text:style-name="P21"/>
          </table:table-cell>
          <table:table-cell table:style-name="Features.A1" office:value-type="string">
            <text:p text:style-name="P24">4</text:p>
          </table:table-cell>
        </table:table-row>
        <text:soft-page-break/>
        <table:table-row table:style-name="Features.5">
          <table:table-cell table:style-name="Features.A1" office:value-type="string">
            <text:p text:style-name="P26">Keyboard and mouse support</text:p>
          </table:table-cell>
          <table:table-cell table:style-name="Features.A1" office:value-type="string">
            <text:p text:style-name="P21"><text:s/><text:span text:style-name="T8">Can control the game with mouse and keyboard</text:span></text:p>
          </table:table-cell>
          <table:table-cell table:style-name="Features.A1" office:value-type="string">
            <text:p text:style-name="P21"/>
          </table:table-cell>
          <table:table-cell table:style-name="Features.A1" office:value-type="string">
            <text:p text:style-name="P26">1</text:p>
          </table:table-cell>
        </table:table-row>
        <table:table-row table:style-name="Features.5">
          <table:table-cell table:style-name="Features.A1" office:value-type="string">
            <text:p text:style-name="P26">Touchscreen support</text:p>
          </table:table-cell>
          <table:table-cell table:style-name="Features.A1" office:value-type="string">
            <text:p text:style-name="P21"><text:s/><text:span text:style-name="T8">Can control the game with a touchscreen device</text:span></text:p>
          </table:table-cell>
          <table:table-cell table:style-name="Features.A1" office:value-type="string">
            <text:p text:style-name="P21"/>
          </table:table-cell>
          <table:table-cell table:style-name="Features.A1" office:value-type="string">
            <text:p text:style-name="P26">3</text:p>
          </table:table-cell>
        </table:table-row>
        <table:table-row table:style-name="Features.5">
          <table:table-cell table:style-name="Features.A1" office:value-type="string">
            <text:p text:style-name="P26">Ps 4 controller support</text:p>
          </table:table-cell>
          <table:table-cell table:style-name="Features.A1" office:value-type="string">
            <text:p text:style-name="P21"><text:s/><text:span text:style-name="T8">Can control the game with a ps4 controller</text:span></text:p>
          </table:table-cell>
          <table:table-cell table:style-name="Features.A1" office:value-type="string">
            <text:p text:style-name="P21"/>
          </table:table-cell>
          <table:table-cell table:style-name="Features.A1" office:value-type="string">
            <text:p text:style-name="P26">3</text:p>
          </table:table-cell>
        </table:table-row>
        <table:table-row table:style-name="Features.5">
          <table:table-cell table:style-name="Features.A1" office:value-type="string">
            <text:p text:style-name="P18">Have different graphics modes for different computers</text:p>
          </table:table-cell>
          <table:table-cell table:style-name="Features.A1" office:value-type="string">
            <text:p text:style-name="P21"><text:s/><text:span text:style-name="T8">Self explaining.</text:span></text:p>
          </table:table-cell>
          <table:table-cell table:style-name="Features.A1" office:value-type="string">
            <text:p text:style-name="P21"/>
          </table:table-cell>
          <table:table-cell table:style-name="Features.A1" office:value-type="string">
            <text:p text:style-name="P18">1</text:p>
          </table:table-cell>
        </table:table-row>
      </table:table>
      <text:p text:style-name="P14"/>
      <text:p text:style-name="P14"/>
      <text:p text:style-name="P10">How are this game going to be develop t?</text:p>
      <text:p text:style-name="P15">This is going to be programmed on the time exist to program on this project. The game is going to be develop t on a very agile way there the requirement might change during development.</text:p>
      <text:p text:style-name="P15"/>
      <text:p text:style-name="P11">Game play:</text:p>
      <text:p text:style-name="P17">You have a garage view that's are the center or the game. From here do you see your car in the current stat. From here can the player upgrade the car with in game money they have. From the garage view can you take it on a spin where you can earn moor money from picking it up from the street <text:span text:style-name="T9">or reach the destination.</text:span></text:p>
      <text:p text:style-name="P17"/>
      <text:p text:style-name="P19">On the road do you meet different <text:span text:style-name="T6">vehicle</text:span> with different sizes. Pedestrians are there as well. Crashing into either pedestrians and <text:span text:style-name="T6">vehicle</text:span> damaging your car which you must repair later on for in game money.</text:p>
      <text:p text:style-name="P19"/>
      <text:p text:style-name="P19">The game ends the player destroy their car or then when the player have all upgrades on their cars + 1 million in game money units on the bank accou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8T22:52:57.021948785</meta:creation-date>
    <meta:generator>LibreOffice/7.2.2.2$Linux_X86_64 LibreOffice_project/20$Build-2</meta:generator>
    <dc:date>2021-11-30T12:46:57.578844931</dc:date>
    <meta:editing-duration>PT1H16M34S</meta:editing-duration>
    <meta:editing-cycles>25</meta:editing-cycles>
    <meta:document-statistic meta:table-count="1" meta:image-count="0" meta:object-count="0" meta:page-count="3" meta:paragraph-count="93" meta:word-count="888" meta:character-count="4897" meta:non-whitespace-character-count="4087"/>
  </office:meta>
</office:document-meta>
</file>